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IJOK+AdvOT563941f4+fb" svg:font-family="DAIJOK+AdvOT563941f4+fb"/>
    <style:font-face style:name="DALMED+AdvOT3da6d4ad.I+fb" svg:font-family="DALMED+AdvOT3da6d4ad.I+fb"/>
    <style:font-face style:name="Lohit Devanagari1" svg:font-family="'Lohit Devanagari'"/>
    <style:font-face style:name="DAIJNC+AdvOT563941f4" svg:font-family="DAIJNC+AdvOT563941f4" style:font-family-generic="roman"/>
    <style:font-face style:name="DAIJNE+AdvOT3da6d4ad.I" svg:font-family="DAIJNE+AdvOT3da6d4ad.I" style:font-family-generic="roman"/>
    <style:font-face style:name="DAIJNF+AdvOT563941f4+20" svg:font-family="DAIJNF+AdvOT563941f4+2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DAIJNC+AdvOT563941f4" fo:font-size="10pt" style:font-name-asian="DAIJNC+AdvOT563941f4" style:font-size-asian="10pt" style:font-name-complex="DAIJNC+AdvOT563941f4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DAIJNC+AdvOT563941f4" fo:font-size="8pt" style:font-name-asian="DAIJNC+AdvOT563941f4" style:font-size-asian="8pt" style:font-name-complex="DAIJNC+AdvOT563941f4" style:font-size-complex="8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DAIJNC+AdvOT563941f4" fo:font-size="8pt" style:font-name-asian="DAIJNC+AdvOT563941f4" style:font-size-asian="8pt" style:font-name-complex="DAIJNC+AdvOT563941f4" style:font-size-complex="8pt"/>
    </style:style>
    <style:style style:name="P4" style:family="paragraph" style:parent-style-name="Standard">
      <style:paragraph-properties style:text-autospace="none"/>
      <style:text-properties style:font-name="DAIJNC+AdvOT563941f4" fo:font-size="8pt" style:font-name-asian="DAIJNC+AdvOT563941f4" style:font-size-asian="8pt" style:font-name-complex="DAIJNC+AdvOT563941f4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DAIJNF+AdvOT563941f4+20" fo:font-size="8pt" style:font-name-asian="DAIJNF+AdvOT563941f4+20" style:font-size-asian="8pt" style:font-name-complex="DAIJNF+AdvOT563941f4+20" style:font-size-complex="8pt"/>
    </style:style>
    <style:style style:name="T3" style:family="text">
      <style:text-properties style:font-name="DAIJNE+AdvOT3da6d4ad.I" fo:font-size="8pt" style:font-name-asian="DAIJNE+AdvOT3da6d4ad.I" style:font-size-asian="8pt" style:font-name-complex="DAIJNE+AdvOT3da6d4ad.I" style:font-size-complex="8pt"/>
    </style:style>
    <style:style style:name="T4" style:family="text">
      <style:text-properties style:font-name="DAIJOK+AdvOT563941f4+fb" fo:font-size="8pt" style:font-name-asian="DAIJOK+AdvOT563941f4+fb" style:font-size-asian="8pt" style:font-name-complex="DAIJOK+AdvOT563941f4+fb" style:font-size-complex="8pt"/>
    </style:style>
    <style:style style:name="T5" style:family="text">
      <style:text-properties style:font-name="DALMED+AdvOT3da6d4ad.I+fb" fo:font-size="8pt" style:font-name-asian="DALMED+AdvOT3da6d4ad.I+fb" style:font-size-asian="8pt" style:font-name-complex="DALMED+AdvOT3da6d4ad.I+fb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V/CFD Uncertainty</text:p>
      <text:p text:style-name="P1"><text:span text:style-name="T1">[9] Oberkampf, W. L., and Aeschliman, D. P., </text:span><text:span text:style-name="T2">“</text:span><text:span text:style-name="T1">Joint Computational/</text:span></text:p>
      <text:p text:style-name="P2">Experimental Aerodynamics Research on a Hypersonic Vehicle: Part 1,</text:p>
      <text:p text:style-name="P1"><text:span text:style-name="T1">Experimental Results,</text:span><text:span text:style-name="T2">” </text:span><text:span text:style-name="T3">AIAA Journal</text:span><text:span text:style-name="T1">, Vol. 30, No. 8, 1992, pp. 2000</text:span><text:span text:style-name="T2">–</text:span></text:p>
      <text:p text:style-name="P2">2009.</text:p>
      <text:p text:style-name="P1"><text:span text:style-name="T1">[10] Oberkampf,W. L., Aeschliman, D. P., Hen</text:span><text:span text:style-name="T4">fl</text:span><text:span text:style-name="T1">ing, J. F., and Larson, D. E.,</text:span></text:p>
      <text:p text:style-name="P1"><text:span text:style-name="T2">“</text:span><text:span text:style-name="T1">Surface Pressure Measurements for CFD Code Validation in</text:span></text:p>
      <text:p text:style-name="P1"><text:span text:style-name="T1">Hypersonic Flow,</text:span><text:span text:style-name="T2">” </text:span><text:span text:style-name="T3">26th Fluid Dynamics Conference</text:span><text:span text:style-name="T1">, AIAA</text:span></text:p>
      <text:p text:style-name="P2">Paper 1995-2273, San Diego, CA, 1995.</text:p>
      <text:p text:style-name="P1"><text:span text:style-name="T1">[11] Oberkampf, W. L., and Roy, C. J., </text:span><text:span text:style-name="T3">Veri</text:span><text:span text:style-name="T5">fi</text:span><text:span text:style-name="T3">cation and Validation in</text:span></text:p>
      <text:p text:style-name="P1"><text:span text:style-name="T3">Scienti</text:span><text:span text:style-name="T5">fi</text:span><text:span text:style-name="T3">c Computing</text:span><text:span text:style-name="T1">, Cambridge Univ. Press, Cambridge, England,</text:span></text:p>
      <text:p text:style-name="P4">UK, 2010.</text:p>
      <text:p text:style-name="P4"/>
      <text:p text:style-name="P4">SEM (synthetic eddy method) For Supersonic Inlet Bcs</text:p>
      <text:p text:style-name="P4">[24] Jarrin, N., Benhamadouche, S., Laurence, D., and Prosser, R., “A</text:p>
      <text:p text:style-name="P4">Synthetic-Eddy Method for Generating Inflow Conditions for LES,”</text:p>
      <text:p text:style-name="P4">International Journal of Heat and Fluid Flow, Vol. 27, 2006, pp. 585–</text:p>
      <text:p text:style-name="P4">593.</text:p>
      <text:p text:style-name="P4">doi:10.1016/j.ijheatfluidflow.2006.02.006</text:p>
      <text:p text:style-name="P4">[25] Pamiès, M., Weiss, P. E., Garnier, E., Deck, S., and Sagaut, P.,</text:p>
      <text:p text:style-name="P4">“Generation of Synthetic Inflow Data for Large-Eddy Simulation of</text:p>
      <text:p text:style-name="P4">Spatially Evolving Wall-Bounded Flows,” Physics of Fluids, Vol. 21,</text:p>
      <text:p text:style-name="P4">No. 4, 2009, Paper 045103.</text:p>
      <text:p text:style-name="P4">doi:10.1063/1.31038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AIJOK+AdvOT563941f4+fb" svg:font-family="DAIJOK+AdvOT563941f4+fb"/>
    <style:font-face style:name="DALMED+AdvOT3da6d4ad.I+fb" svg:font-family="DALMED+AdvOT3da6d4ad.I+fb"/>
    <style:font-face style:name="Lohit Devanagari1" svg:font-family="'Lohit Devanagari'"/>
    <style:font-face style:name="DAIJNC+AdvOT563941f4" svg:font-family="DAIJNC+AdvOT563941f4" style:font-family-generic="roman"/>
    <style:font-face style:name="DAIJNE+AdvOT3da6d4ad.I" svg:font-family="DAIJNE+AdvOT3da6d4ad.I" style:font-family-generic="roman"/>
    <style:font-face style:name="DAIJNF+AdvOT563941f4+20" svg:font-family="DAIJNF+AdvOT563941f4+2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Adler</meta:initial-creator>
    <meta:creation-date>2014-08-27T16:33:50</meta:creation-date>
    <dc:date>2014-08-30T18:00:42</dc:date>
    <dc:creator>Michael Adler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66" meta:character-count="1138" meta:non-whitespace-character-count="995"/>
  </office:meta>
</office:document-meta>
</file>